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036cm" fo:min-width="9.40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036cm" fo:min-width="3.056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036cm" fo:min-width="2.802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036cm" fo:min-width="2.5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01cm" fo:min-width="9.40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ed1c24" draw:textarea-horizontal-align="justify" draw:textarea-vertical-align="middle" draw:auto-grow-height="false" fo:min-height="0.901cm" fo:min-width="9.406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2.036cm" fo:min-width="5.596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901cm" fo:min-width="5.596cm"/>
    </style:style>
    <style:style style:name="gr11" style:family="graphic" style:parent-style-name="standard">
      <style:graphic-properties svg:stroke-color="#000000" draw:fill-color="#0066b3" draw:textarea-horizontal-align="justify" draw:textarea-vertical-align="middle" draw:auto-grow-height="false" fo:min-height="2.036cm" fo:min-width="5.596cm"/>
    </style:style>
    <style:style style:name="gr12" style:family="graphic" style:parent-style-name="standard">
      <style:graphic-properties svg:stroke-color="#000000" draw:fill-color="#0066b3" draw:textarea-horizontal-align="justify" draw:textarea-vertical-align="middle" draw:auto-grow-height="false" fo:min-height="0.901cm" fo:min-width="5.596cm"/>
    </style:style>
    <style:style style:name="gr13" style:family="graphic" style:parent-style-name="standard">
      <style:graphic-properties svg:stroke-color="#000000" draw:fill-color="#00a65d" draw:textarea-horizontal-align="justify" draw:textarea-vertical-align="middle" draw:auto-grow-height="false" fo:min-height="2.036cm" fo:min-width="5.596cm"/>
    </style:style>
    <style:style style:name="gr14" style:family="graphic" style:parent-style-name="standard">
      <style:graphic-properties svg:stroke-color="#000000" draw:fill-color="#faa61a" draw:textarea-horizontal-align="justify" draw:textarea-vertical-align="middle" draw:auto-grow-height="false" fo:min-height="0.901cm" fo:min-width="3.564cm"/>
    </style:style>
    <style:style style:name="gr15" style:family="graphic" style:parent-style-name="standard">
      <style:graphic-properties svg:stroke-color="#000000" draw:fill-color="#cf3834" draw:textarea-horizontal-align="justify" draw:textarea-vertical-align="middle" draw:auto-grow-height="false" fo:min-height="0.901cm" fo:min-width="3.564cm"/>
    </style:style>
    <style:style style:name="gr16" style:family="graphic" style:parent-style-name="standard">
      <style:graphic-properties svg:stroke-color="#000000" draw:fill-color="#5565af" draw:textarea-horizontal-align="justify" draw:textarea-vertical-align="middle" draw:auto-grow-height="false" fo:min-height="0.901cm" fo:min-width="3.564cm"/>
    </style:style>
    <style:style style:name="gr17" style:family="graphic" style:parent-style-name="standard">
      <style:graphic-properties svg:stroke-color="#000000" draw:fill-color="#00b6bd" draw:textarea-horizontal-align="justify" draw:textarea-vertical-align="middle" draw:auto-grow-height="false" fo:min-height="0.901cm" fo:min-width="3.564cm"/>
    </style:style>
    <style:style style:name="gr18" style:family="graphic" style:parent-style-name="standard">
      <style:graphic-properties svg:stroke-color="#000000" draw:fill-color="#e0efd4" draw:textarea-horizontal-align="justify" draw:textarea-vertical-align="middle" draw:auto-grow-height="false" fo:min-height="0.901cm" fo:min-width="3.564cm"/>
    </style:style>
    <style:style style:name="gr19" style:family="graphic" style:parent-style-name="standard">
      <style:graphic-properties svg:stroke-color="#000000" draw:fill-color="#fff450" draw:textarea-horizontal-align="justify" draw:textarea-vertical-align="middle" draw:auto-grow-height="false" fo:min-height="0.901cm" fo:min-width="3.564cm"/>
    </style:style>
    <style:style style:name="gr20" style:family="graphic" style:parent-style-name="standard">
      <style:graphic-properties svg:stroke-color="#000000" draw:fill-color="#006c3b" draw:textarea-horizontal-align="justify" draw:textarea-vertical-align="middle" draw:auto-grow-height="false" fo:min-height="0.901cm" fo:min-width="3.56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0066b3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-color="#cf3834"/>
      <style:paragraph-properties fo:text-align="center"/>
    </style:style>
    <style:style style:name="P10" style:family="paragraph">
      <loext:graphic-properties draw:fill-color="#5565af"/>
      <style:paragraph-properties fo:text-align="center"/>
    </style:style>
    <style:style style:name="P11" style:family="paragraph">
      <loext:graphic-properties draw:fill-color="#00b6bd"/>
      <style:paragraph-properties fo:text-align="center"/>
    </style:style>
    <style:style style:name="P12" style:family="paragraph">
      <loext:graphic-properties draw:fill-color="#e0efd4"/>
      <style:paragraph-properties fo:text-align="center"/>
    </style:style>
    <style:style style:name="P13" style:family="paragraph">
      <loext:graphic-properties draw:fill-color="#fff450"/>
      <style:paragraph-properties fo:text-align="center"/>
    </style:style>
    <style:style style:name="P14" style:family="paragraph">
      <loext:graphic-properties draw:fill-color="#006c3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1" draw:text-style-name="P1" draw:layer="layout" svg:width="9.906cm" svg:height="2.286cm" svg:x="8.636cm" svg:y="8.89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06cm" svg:height="2.286cm" svg:x="8.636cm" svg:y="6.604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2.286cm" svg:x="8.636cm" svg:y="4.318cm">
          <text:p text:style-name="P1">Desktop</text:p>
          <text:p text:style-name="P1">Environment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2.286cm" svg:x="11.938cm" svg:y="4.318cm">
          <text:p text:style-name="P1">Desktop</text:p>
          <text:p text:style-name="P1">Environment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2.286cm" svg:x="8.636cm" svg:y="4.318cm">
          <text:p text:style-name="P1">Desktop</text:p>
          <text:p text:style-name="P1">Environment 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2.286cm" svg:x="15.494cm" svg:y="4.318cm">
          <text:p text:style-name="P1">Desktop</text:p>
          <text:p text:style-name="P1">Environment 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039cm" svg:height="1.904cm" svg:x="18.76cm" svg:y="6.858cm">
          <draw:text-box>
            <text:p>Debian, Ubuntu, Fedora, </text:p>
            <text:p>Linux Mint, Open SuSE, </text:p>
            <text:p>Arch… </text:p>
          </draw:text-box>
        </draw:frame>
        <draw:frame draw:style-name="gr5" draw:text-style-name="P2" draw:layer="layout" svg:width="5.269cm" svg:height="1.353cm" svg:x="18.796cm" svg:y="4.446cm">
          <draw:text-box>
            <text:p>KDE, Gnome, MATE, </text:p>
            <text:p>Budgie...<text:tab/></text:p>
          </draw:text-box>
        </draw:frame>
        <draw:custom-shape draw:style-name="gr6" draw:text-style-name="P1" draw:layer="layout" svg:width="9.906cm" svg:height="1.151cm" svg:x="8.636cm" svg:y="11.668cm">
          <text:p text:style-name="P1">HARDWAR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1" draw:text-style-name="P1" draw:layer="layout" svg:width="9.906cm" svg:height="2.286cm" svg:x="8.636cm" svg:y="8.89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06cm" svg:height="2.286cm" svg:x="8.636cm" svg:y="6.604cm">
          <text:p text:style-name="P1">Lando / DDEV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039cm" svg:height="1.904cm" svg:x="18.76cm" svg:y="6.858cm">
          <draw:text-box>
            <text:p>Debian, Ubuntu, Fedora, </text:p>
            <text:p>Linux Mint, Open SuSE, </text:p>
            <text:p>Arch… </text:p>
          </draw:text-box>
        </draw:frame>
        <draw:frame draw:style-name="gr5" draw:text-style-name="P2" draw:layer="layout" svg:width="5.269cm" svg:height="1.353cm" svg:x="18.796cm" svg:y="4.446cm">
          <draw:text-box>
            <text:p>KDE, Gnome, MATE, </text:p>
            <text:p>Budgie...<text:tab/></text:p>
          </draw:text-box>
        </draw:frame>
        <draw:custom-shape draw:style-name="gr8" draw:text-style-name="P4" draw:layer="layout" svg:width="9.906cm" svg:height="1.151cm" svg:x="8.636cm" svg:y="11.668cm">
          <text:p text:style-name="P1">Operating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1" draw:text-style-name="P1" draw:layer="layout" svg:width="9.906cm" svg:height="2.286cm" svg:x="8.636cm" svg:y="8.89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06cm" svg:height="2.286cm" svg:x="8.636cm" svg:y="6.604cm">
          <text:p text:style-name="P1">Operation System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039cm" svg:height="1.904cm" svg:x="18.76cm" svg:y="6.858cm">
          <draw:text-box>
            <text:p>Debian, Ubuntu, Fedora, </text:p>
            <text:p>Linux Mint, Open SuSE, </text:p>
            <text:p>Arch… </text:p>
          </draw:text-box>
        </draw:frame>
        <draw:frame draw:style-name="gr5" draw:text-style-name="P2" draw:layer="layout" svg:width="5.269cm" svg:height="1.353cm" svg:x="18.796cm" svg:y="4.446cm">
          <draw:text-box>
            <text:p>KDE, Gnome, MATE, </text:p>
            <text:p>Budgie...<text:tab/></text:p>
          </draw:text-box>
        </draw:frame>
        <draw:custom-shape draw:style-name="gr8" draw:text-style-name="P4" draw:layer="layout" svg:width="9.906cm" svg:height="1.151cm" svg:x="8.636cm" svg:y="11.668cm">
          <text:p text:style-name="P1">Operating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9" draw:text-style-name="P5" draw:layer="layout" svg:width="6.096cm" svg:height="2.286cm" svg:x="7.112cm" svg:y="4.945cm">
          <text:p text:style-name="P1">Mac OS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096cm" svg:height="1.151cm" svg:x="7.112cm" svg:y="7.739cm">
          <text:p text:style-name="P1">Apple Hard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6.096cm" svg:height="2.286cm" svg:x="14.224cm" svg:y="4.945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.096cm" svg:height="1.151cm" svg:x="14.224cm" svg:y="7.739cm">
          <text:p text:style-name="P1">Lots of Hardwar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13" draw:text-style-name="P7" draw:layer="layout" svg:width="6.096cm" svg:height="2.286cm" svg:x="10.16cm" svg:y="4.064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064cm" svg:height="1.151cm" svg:x="6.858cm" svg:y="7.112cm">
          <text:p text:style-name="P1">I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4.064cm" svg:height="1.151cm" svg:x="11.43cm" svg:y="7.112cm">
          <text:p text:style-name="P1">Lapto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4.064cm" svg:height="1.151cm" svg:x="16.256cm" svg:y="7.112cm">
          <text:p text:style-name="P1">Deskto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4.064cm" svg:height="1.151cm" svg:x="6.858cm" svg:y="8.755cm">
          <text:p text:style-name="P1">Single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064cm" svg:height="1.151cm" svg:x="11.43cm" svg:y="8.755cm">
          <text:p text:style-name="P1">Main Fr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4.064cm" svg:height="1.151cm" svg:x="16.256cm" svg:y="8.755cm">
          <text:p text:style-name="P1">Old Hard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4.064cm" svg:height="1.151cm" svg:x="11.43cm" svg:y="10.414cm">
          <text:p text:style-name="P1">New Hardwar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3T19:35:45.629386722</meta:creation-date>
    <dc:date>2019-07-23T20:31:19.305846495</dc:date>
    <meta:editing-duration>PT33M39S</meta:editing-duration>
    <meta:editing-cycles>7</meta:editing-cycles>
    <meta:generator>LibreOffice/6.0.7.3$Linux_X86_64 LibreOffice_project/00m0$Build-3</meta:generator>
    <meta:document-statistic meta:object-count="67"/>
  </office:meta>
</office:document-meta>
</file>